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son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FactoryBean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son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FactoryBean.setBase64EncodeByteArrays( boolean base64EncodeByteArra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FactoryBean.setDisableHtmlEscaping( boolean disableHtmlEsca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FactoryBean.setPrettyPrinting( boolean prettyPrin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FactoryBean.setDateFormatPattern( String dateFormat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FactoryBean.setSerializeNulls( boolean serializeNul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